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ckagerResolver.setPreserveBuildDirectories( boolean preser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rResolv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rResolver.setPackager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ckagerResolver.setResourceCache( File resource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rResolver.findArtifactRef( Artifact artifact , Date dat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ackagerResolver.setAllownomd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rResolver.setQuiet( boolean qui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rResolver.Packager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ckagerResolver.setBuildRoot( File build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rResolver.clearCach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ckagerResolver.setResourceURL( String resourc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rResolver.getBuild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rResolver.setVerbose( boolean verb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rResolver.valid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ckagerResolver.setDescriptor( String ru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ckagerResolver.setValidate( boolean 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rResolver.setProperty( String propertyKey , String proper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rResolver.ge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rResolver.getResource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